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TableModel.ObjectTableModel( String [ ] headers , Functor [ ] readFunctors , Functor [ ] writeFunctors , Class [ ] editorClass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bjectTable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ableModel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TableModel.checkFunctors( Object _value , Class call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ObjectTableModel.setValueAt( Object cellValue , int row , int co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bjectTableModel.isCellEditable( int arg0 , in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ableModel.removeRow( int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TableModel.getRow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TableModel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ableModel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TableModel.getValueAt( int row , int co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bjectTableModel.addRow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bjectTableModel.insertRow( Object valu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TableModel.moveRow( int start , int end , int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TableModel.getColumnClass( i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ableModel.getColumnName( int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ableModel.ObjectTableModel( String [ ] headers , Class _objClass , Functor [ ] readFunctors , Functor [ ] writeFunctors , Class [ ] editor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